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1000000376AAC3F99.png" manifest:media-type="image/png"/>
  <manifest:file-entry manifest:full-path="Pictures/100002010000032600000037AEBC4420.png" manifest:media-type="image/png"/>
  <manifest:file-entry manifest:full-path="Pictures/100002010000034900000037156E1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0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75cm" svg:height="1.1cm" svg:x="0cm" svg:y="1.15cm">
          <draw:image xlink:href="Pictures/100002010000034900000037156E1F84.png" xlink:type="simple" xlink:show="embed" xlink:actuate="onLoad">
            <text:p/>
          </draw:image>
        </draw:frame>
        <draw:frame draw:style-name="gr2" draw:text-style-name="P1" draw:layer="layout" svg:width="16.749cm" svg:height="1.141cm" svg:x="0cm" svg:y="2.323cm">
          <draw:image xlink:href="Pictures/100002010000032600000037AEBC4420.png" xlink:type="simple" xlink:show="embed" xlink:actuate="onLoad">
            <text:p/>
          </draw:image>
        </draw:frame>
        <draw:frame draw:style-name="gr2" draw:text-style-name="P1" draw:layer="layout" svg:width="16.749cm" svg:height="1.025cm" svg:x="0cm" svg:y="0.05cm">
          <draw:image xlink:href="Pictures/1000020100000381000000376AAC3F99.png" xlink:type="simple" xlink:show="embed" xlink:actuate="onLoad">
            <text:p/>
          </draw:image>
        </draw:frame>
        <draw:frame draw:style-name="gr3" draw:text-style-name="P2" draw:layer="layout" svg:width="0.934cm" svg:height="0.763cm" svg:x="16.01cm" svg:y="1.05cm">
          <draw:text-box>
            <text:p><text:span text:style-name="T1">b)</text:span></text:p>
          </draw:text-box>
        </draw:frame>
        <draw:frame draw:style-name="gr4" draw:text-style-name="P2" draw:layer="layout" svg:width="0.908cm" svg:height="0.763cm" svg:x="16.012cm" svg:y="2.161cm">
          <draw:text-box>
            <text:p><text:span text:style-name="T1">c)</text:span></text:p>
          </draw:text-box>
        </draw:frame>
        <draw:frame draw:style-name="gr4" draw:text-style-name="P2" draw:layer="layout" svg:width="0.908cm" svg:height="0.763cm" svg:x="16.01cm" svg:y="-0.15cm">
          <draw:text-box>
            <text:p><text:span text:style-name="T1">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82cm" fo:page-height="3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19T17:24:12.319659888</meta:creation-date>
    <dc:date>2017-11-28T12:06:17.823139372</dc:date>
    <dc:creator>dario </dc:creator>
    <meta:editing-duration>PT10M24S</meta:editing-duration>
    <meta:editing-cycles>3</meta:editing-cycles>
    <meta:generator>LibreOffice/4.3.3.2$Linux_X86_64 LibreOffice_project/430m0$Build-2</meta:generator>
    <meta:document-statistic meta:object-count="6"/>
  </office:meta>
</office:document-meta>
</file>